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95cb" officeooo:paragraph-rsid="001995cb"/>
    </style:style>
    <style:style style:name="P2" style:family="paragraph" style:parent-style-name="Standard">
      <style:text-properties fo:font-size="14pt" fo:font-weight="bold" officeooo:rsid="001995cb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995cb" officeooo:paragraph-rsid="001995cb"/>
    </style:style>
    <style:style style:name="P4" style:family="paragraph" style:parent-style-name="Standard">
      <style:text-properties officeooo:rsid="001aed19" officeooo:paragraph-rsid="001aed19"/>
    </style:style>
    <style:style style:name="P5" style:family="paragraph" style:parent-style-name="Standard">
      <style:paragraph-properties>
        <style:tab-stops>
          <style:tab-stop style:position="11.665cm"/>
        </style:tab-stops>
      </style:paragraph-properties>
      <style:text-properties officeooo:rsid="001aed19" officeooo:paragraph-rsid="001aed19"/>
    </style:style>
    <style:style style:name="P6" style:family="paragraph"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aed19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officeooo:rsid="001aed19" style:font-weight-asian="bold" style:font-weight-complex="bold"/>
    </style:style>
    <style:style style:name="T5" style:family="text">
      <style:text-properties fo:font-weight="bold" officeooo:rsid="001aed19" style:font-weight-asian="bold" style:font-weight-complex="bold"/>
    </style:style>
    <style:style style:name="gr1" style:family="graphic">
      <style:graphic-properties svg:stroke-color="#000000" draw:marker-end="Puntas_20_de_20_flech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marker-start="" draw:marker-end="Puntas_20_de_20_flech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Dot" svg:stroke-linecap="but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dash" draw:stroke-dash="Dot" svg:stroke-width="0cm" svg:stroke-linecap="butt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ELO RELACIONAL MUNDIAL </text:p>
      <text:p text:style-name="P1"/>
      <text:p text:style-name="P1"/>
      <text:p text:style-name="P1">ARBRITO(<text:span text:style-name="T1">NumColegiado</text:span>, Nombre, Nacionalidad)</text:p>
      <text:p text:style-name="P1"><draw:line text:anchor-type="paragraph" draw:z-index="38" draw:name="Línea 25" draw:style-name="gr2" draw:text-style-name="P6" svg:x1="3.364cm" svg:y1="0.586cm" svg:x2="3.343cm" svg:y2="0.256cm"><text:p/></draw:line><draw:line text:anchor-type="paragraph" draw:z-index="39" draw:name="Línea horizontal 5" draw:style-name="gr2" draw:text-style-name="P6" svg:x1="3.343cm" svg:y1="0.256cm" svg:x2="10.619cm" svg:y2="0.256cm"><text:p/></draw:line><draw:line text:anchor-type="paragraph" draw:z-index="40" draw:name="Línea vertical 11" draw:style-name="gr2" draw:text-style-name="P6" svg:x1="10.619cm" svg:y1="0.256cm" svg:x2="10.619cm" svg:y2="7.135cm"><text:p/></draw:line><draw:line text:anchor-type="paragraph" draw:z-index="43" draw:name="Línea 27" draw:style-name="gr2" draw:text-style-name="P6" svg:x1="2.57cm" svg:y1="0.012cm" svg:x2="2.593cm" svg:y2="0.344cm"><text:p/></draw:line><draw:line text:anchor-type="paragraph" draw:z-index="44" draw:name="Línea 28" draw:style-name="gr2" draw:text-style-name="P6" svg:x1="2.57cm" svg:y1="0.344cm" svg:x2="-0.605cm" svg:y2="0.3cm"><text:p/></draw:line><draw:line text:anchor-type="paragraph" draw:z-index="45" draw:name="Línea 29" draw:style-name="gr2" draw:text-style-name="P6" svg:x1="-0.605cm" svg:y1="0.3cm" svg:x2="-0.582cm" svg:y2="2.306cm"><text:p/></draw:line><draw:line text:anchor-type="paragraph" draw:z-index="59" draw:name="Línea 38" draw:style-name="gr2" draw:text-style-name="P6" svg:x1="3.21cm" svg:y1="0.52cm" svg:x2="3.187cm" svg:y2="0.056cm"><text:p/></draw:line><draw:line text:anchor-type="paragraph" draw:z-index="60" draw:name="Línea horizontal 7" draw:style-name="gr2" draw:text-style-name="P6" svg:x1="3.187cm" svg:y1="0.056cm" svg:x2="13.22cm" svg:y2="0.056cm"><text:p/></draw:line><draw:line text:anchor-type="paragraph" draw:z-index="61" draw:name="Línea 39" draw:style-name="gr2" draw:text-style-name="P6" svg:x1="13.22cm" svg:y1="0.056cm" svg:x2="13.264cm" svg:y2="9.472cm"><text:p/></draw:line></text:p>
      <text:p text:style-name="P1">PARTIDO(<text:span text:style-name="T1">IDPartido</text:span>, Sede, Fecha , Hora, Resultado)</text:p>
      <text:p text:style-name="P1"><draw:line text:anchor-type="paragraph" draw:z-index="10" draw:name="Línea vertical 1" draw:style-name="gr2" draw:text-style-name="P6" svg:x1="3.231cm" svg:y1="0.076cm" svg:x2="3.231cm" svg:y2="0.318cm"><text:p/></draw:line><draw:line text:anchor-type="paragraph" draw:z-index="11" draw:name="Línea horizontal 2" draw:style-name="gr2" draw:text-style-name="P6" svg:x1="3.231cm" svg:y1="0.318cm" svg:x2="6.186cm" svg:y2="0.318cm"><text:p/></draw:line><draw:line text:anchor-type="paragraph" draw:z-index="12" draw:name="Línea vertical 2" draw:style-name="gr1" draw:text-style-name="P6" svg:x1="6.186cm" svg:y1="0.318cm" svg:x2="6.186cm" svg:y2="0.517cm"><text:p/></draw:line><draw:line text:anchor-type="paragraph" draw:z-index="13" draw:name="Línea vertical 3" draw:style-name="gr2" draw:text-style-name="P6" svg:x1="2.813cm" svg:y1="0.053cm" svg:x2="2.813cm" svg:y2="0.273cm"><text:p/></draw:line><draw:line text:anchor-type="paragraph" draw:z-index="14" draw:name="Línea 8" draw:style-name="gr2" draw:text-style-name="P6" svg:x1="2.814cm" svg:y1="0.273cm" svg:x2="-0.229cm" svg:y2="0.252cm"><text:p/></draw:line><draw:line text:anchor-type="paragraph" draw:z-index="15" draw:name="Línea 11" draw:style-name="gr2" draw:text-style-name="P6" svg:x1="-0.229cm" svg:y1="0.252cm" svg:x2="-0.185cm" svg:y2="2.39cm"><text:p/></draw:line></text:p>
      <text:p text:style-name="P1">ARBITRAJES(<text:span text:style-name="T1">NumColegiado</text:span>, <text:span text:style-name="T1">IDPartido</text:span>, FunionArbitro)</text:p>
      <text:p text:style-name="P1"><draw:line text:anchor-type="paragraph" draw:z-index="1" draw:name="Línea 2" draw:style-name="gr5" draw:text-style-name="P7" svg:x1="5.519cm" svg:y1="0.066cm" svg:x2="7.235cm" svg:y2="0.041cm"><text:p/></draw:line><draw:line text:anchor-type="paragraph" draw:z-index="2" draw:name="Línea horizontal 1" draw:style-name="gr5" draw:text-style-name="P7" svg:x1="2.768cm" svg:y1="0.136cm" svg:x2="5.237cm" svg:y2="0.136cm"><text:p/></draw:line><draw:line text:anchor-type="paragraph" draw:z-index="46" draw:name="Línea 30" draw:style-name="gr2" draw:text-style-name="P6" svg:x1="-0.582cm" svg:y1="0.358cm" svg:x2="4.225cm" svg:y2="0.425cm"><text:p/></draw:line><draw:line text:anchor-type="paragraph" draw:z-index="47" draw:name="Línea 31" draw:style-name="gr1" draw:text-style-name="P6" svg:x1="4.224cm" svg:y1="0.425cm" svg:x2="4.18cm" svg:y2="0.136cm"><text:p/></draw:line></text:p>
      <text:p text:style-name="P1">ACTAS(<text:span text:style-name="T5">ID</text:span><text:span text:style-name="T1">Partdo</text:span>, <text:span text:style-name="T1">Minuto</text:span>, Comentario)</text:p>
      <text:p text:style-name="P1"><draw:line text:anchor-type="paragraph" draw:z-index="0" draw:name="Línea 1" draw:style-name="gr4" draw:text-style-name="P6" svg:x1="1.591cm" svg:y1="0.08cm" svg:x2="3.403cm" svg:y2="0.055cm"><text:p/></draw:line><draw:line text:anchor-type="paragraph" draw:z-index="3" draw:name="Línea 3" draw:style-name="gr4" draw:text-style-name="P6" svg:x1="1.591cm" svg:y1="0.08cm" svg:x2="3.403cm" svg:y2="0.055cm"><text:p/></draw:line><draw:line text:anchor-type="paragraph" draw:z-index="4" draw:name="Línea 4" draw:style-name="gr4" draw:text-style-name="P6" svg:x1="1.591cm" svg:y1="0.08cm" svg:x2="3.403cm" svg:y2="0.055cm"><text:p/></draw:line><draw:line text:anchor-type="paragraph" draw:z-index="5" draw:name="Línea 5" draw:style-name="gr4" draw:text-style-name="P6" svg:x1="1.591cm" svg:y1="0.08cm" svg:x2="3.403cm" svg:y2="0.055cm"><text:p/></draw:line><draw:line text:anchor-type="paragraph" draw:z-index="16" draw:name="Línea 12" draw:style-name="gr2" draw:text-style-name="P6" svg:x1="-0.185cm" svg:y1="0.443cm" svg:x2="2.57cm" svg:y2="0.443cm"><text:p/></draw:line><draw:line text:anchor-type="paragraph" draw:z-index="17" draw:name="Línea vertical 4" draw:style-name="gr1" draw:text-style-name="P6" svg:x1="2.57cm" svg:y1="0.443cm" svg:x2="2.57cm" svg:y2="0.157cm"><text:p/></draw:line></text:p>
      <text:p text:style-name="P1"><draw:line text:anchor-type="paragraph" draw:z-index="18" draw:name="Línea vertical 5" draw:style-name="gr2" draw:text-style-name="P6" svg:x1="2.35cm" svg:y1="0.485cm" svg:x2="2.35cm" svg:y2="0.705cm"><text:p/></draw:line><draw:line text:anchor-type="paragraph" draw:z-index="33" draw:name="Línea vertical 10" draw:style-name="gr2" draw:text-style-name="P6" svg:x1="2.129cm" svg:y1="0.485cm" svg:x2="2.129cm" svg:y2="0.882cm"><text:p/></draw:line>EQUIPOS(<text:span text:style-name="T1">Pais</text:span>, Sede)</text:p>
      <text:p text:style-name="P1"><draw:line text:anchor-type="paragraph" draw:z-index="19" draw:name="Línea horizontal 3" draw:style-name="gr2" draw:text-style-name="P6" svg:x1="2.35cm" svg:y1="0.219cm" svg:x2="3.011cm" svg:y2="0.219cm"><text:p/></draw:line><draw:line text:anchor-type="paragraph" draw:z-index="20" draw:name="Línea 13" draw:style-name="gr3" draw:text-style-name="P6" svg:x1="3.011cm" svg:y1="0.219cm" svg:x2="2.99cm" svg:y2="0.551cm"><text:p/></draw:line><draw:line text:anchor-type="paragraph" draw:z-index="34" draw:name="Línea 21" draw:style-name="gr2" draw:text-style-name="P6" svg:x1="2.129cm" svg:y1="0.395cm" svg:x2="-0.538cm" svg:y2="0.351cm"><text:p/></draw:line><draw:line text:anchor-type="paragraph" draw:z-index="35" draw:name="Línea 22" draw:style-name="gr2" draw:text-style-name="P6" svg:x1="-0.538cm" svg:y1="0.351cm" svg:x2="-0.494cm" svg:y2="3.108cm"><text:p/></draw:line><draw:line text:anchor-type="paragraph" draw:z-index="54" draw:name="Línea vertical 15" draw:style-name="gr2" draw:text-style-name="P6" svg:x1="4.422cm" svg:y1="0.595cm" svg:x2="4.422cm" svg:y2="0.33cm"><text:p/></draw:line><draw:line text:anchor-type="paragraph" draw:z-index="55" draw:name="Línea 36" draw:style-name="gr2" draw:text-style-name="P6" svg:x1="4.422cm" svg:y1="0.33cm" svg:x2="9.802cm" svg:y2="0.351cm"><text:p/></draw:line><draw:line text:anchor-type="paragraph" draw:z-index="56" draw:name="Línea 37" draw:style-name="gr2" draw:text-style-name="P6" svg:x1="9.802cm" svg:y1="0.351cm" svg:x2="9.957cm" svg:y2="4.166cm"><text:p/></draw:line></text:p>
      <text:p text:style-name="P1"><draw:line text:anchor-type="paragraph" draw:z-index="28" draw:name="Línea 18" draw:style-name="gr2" draw:text-style-name="P6" svg:x1="2.856cm" svg:y1="0.462cm" svg:x2="2.879cm" svg:y2="0.79cm"><text:p/></draw:line>JUGADORES(<text:span text:style-name="T1">Pais</text:span>, <text:span text:style-name="T1">Dorsal</text:span>, Nombre, Puesto)</text:p>
      <text:p text:style-name="P1"><draw:line text:anchor-type="paragraph" draw:z-index="6" draw:name="Línea 7" draw:style-name="gr4" draw:text-style-name="P6" svg:x1="2.662cm" svg:y1="0.043cm" svg:x2="3.385cm" svg:y2="0.025cm"><text:p/></draw:line><draw:line text:anchor-type="paragraph" draw:z-index="21" draw:name="Línea 14" draw:style-name="gr1" draw:text-style-name="P6" svg:x1="3.059cm" svg:y1="0.042cm" svg:x2="3.034cm" svg:y2="0.479cm"><text:p/></draw:line><draw:line text:anchor-type="paragraph" draw:z-index="22" draw:name="Línea 15" draw:style-name="gr1" draw:text-style-name="P6" svg:x1="4.004cm" svg:y1="0.039cm" svg:x2="4.025cm" svg:y2="0.436cm"><text:p/></draw:line><draw:line text:anchor-type="paragraph" draw:z-index="23" draw:name="Línea vertical 6" draw:style-name="gr2" draw:text-style-name="P6" svg:x1="4.466cm" svg:y1="0.018cm" svg:x2="4.466cm" svg:y2="0.304cm"><text:p/></draw:line><draw:line text:anchor-type="paragraph" draw:z-index="24" draw:name="Línea 16" draw:style-name="gr2" draw:text-style-name="P6" svg:x1="4.466cm" svg:y1="0.303cm" svg:x2="8.435cm" svg:y2="0.282cm"><text:p/></draw:line><draw:line text:anchor-type="paragraph" draw:z-index="25" draw:name="Línea vertical 7" draw:style-name="gr2" draw:text-style-name="P6" svg:x1="8.435cm" svg:y1="0.282cm" svg:x2="8.435cm" svg:y2="1.141cm"><text:p/></draw:line><draw:line text:anchor-type="paragraph" draw:z-index="29" draw:name="Línea 19" draw:style-name="gr2" draw:text-style-name="P6" svg:x1="2.856cm" svg:y1="0.303cm" svg:x2="-0.185cm" svg:y2="0.303cm"><text:p/></draw:line><draw:line text:anchor-type="paragraph" draw:z-index="30" draw:name="Línea vertical 8" draw:style-name="gr2" draw:text-style-name="P6" svg:x1="-0.185cm" svg:y1="0.303cm" svg:x2="-0.185cm" svg:y2="1.252cm"><text:p/></draw:line><draw:line text:anchor-type="paragraph" draw:z-index="48" draw:name="Línea 32" draw:style-name="gr2" draw:text-style-name="P6" svg:x1="2.662cm" svg:y1="0.042cm" svg:x2="2.658cm" svg:y2="0.303cm"><text:p/></draw:line><draw:line text:anchor-type="paragraph" draw:z-index="49" draw:name="Línea 33" draw:style-name="gr2" draw:text-style-name="P6" svg:x1="2.658cm" svg:y1="0.303cm" svg:x2="-0.891cm" svg:y2="0.347cm"><text:p/></draw:line><draw:line text:anchor-type="paragraph" draw:z-index="50" draw:name="Línea 34" draw:style-name="gr2" draw:text-style-name="P6" svg:x1="-0.891cm" svg:y1="0.347cm" svg:x2="-0.826cm" svg:y2="4.339cm"><text:p/></draw:line><draw:line text:anchor-type="paragraph" draw:z-index="53" draw:name="Línea vertical 14" draw:style-name="gr2" draw:text-style-name="P6" svg:x1="4.466cm" svg:y1="0.018cm" svg:x2="4.466cm" svg:y2="0.283cm"><text:p/></draw:line></text:p>
      <text:p text:style-name="P1">PORTEROS(<text:span text:style-name="T1">Pais</text:span>, <text:span text:style-name="T1">Dorsal</text:span>, VecesInternacional)</text:p>
      <text:p text:style-name="P1"><draw:line text:anchor-type="paragraph" draw:z-index="7" draw:name="Línea 6" draw:style-name="gr4" draw:text-style-name="P6" svg:x1="2.327cm" svg:y1="0.057cm" svg:x2="4.32cm" svg:y2="0.039cm"><text:p/></draw:line><draw:line text:anchor-type="paragraph" draw:z-index="26" draw:name="Línea horizontal 4" draw:style-name="gr2" draw:text-style-name="P6" svg:x1="8.435cm" svg:y1="0.168cm" svg:x2="5.877cm" svg:y2="0.168cm"><text:p/></draw:line><draw:line text:anchor-type="paragraph" draw:z-index="27" draw:name="Línea 17" draw:style-name="gr1" draw:text-style-name="P6" svg:x1="5.877cm" svg:y1="0.168cm" svg:x2="5.856cm" svg:y2="0.544cm"><text:p/></draw:line><draw:line text:anchor-type="paragraph" draw:z-index="31" draw:name="Línea 20" draw:style-name="gr2" draw:text-style-name="P6" svg:x1="-0.185cm" svg:y1="0.279cm" svg:x2="4.775cm" svg:y2="0.256cm"><text:p/></draw:line><draw:line text:anchor-type="paragraph" draw:z-index="32" draw:name="Línea vertical 9" draw:style-name="gr1" draw:text-style-name="P6" svg:x1="4.775cm" svg:y1="0.256cm" svg:x2="4.775cm" svg:y2="0.565cm"><text:p/></draw:line></text:p>
      <text:p text:style-name="P1">JUGADORES_CAMPO(<text:span text:style-name="T1">Pais</text:span>, <text:span text:style-name="T1">Dorsal</text:span><text:span text:style-name="T3">, VecesTitular</text:span>)</text:p>
      <text:p text:style-name="P1"><draw:line text:anchor-type="paragraph" draw:z-index="36" draw:name="Línea 23" draw:style-name="gr2" draw:text-style-name="P6" svg:x1="-0.538cm" svg:y1="0.187cm" svg:x2="2.349cm" svg:y2="0.252cm"><text:p/></draw:line><draw:line text:anchor-type="paragraph" draw:z-index="37" draw:name="Línea 24" draw:style-name="gr1" draw:text-style-name="P6" svg:x1="2.35cm" svg:y1="0.252cm" svg:x2="2.35cm" svg:y2="0.517cm"><text:p/></draw:line><draw:line text:anchor-type="paragraph" draw:z-index="41" draw:name="Línea 26" draw:style-name="gr2" draw:text-style-name="P6" svg:x1="10.619cm" svg:y1="0.319cm" svg:x2="3.872cm" svg:y2="0.252cm"><text:p/></draw:line><draw:line text:anchor-type="paragraph" draw:z-index="42" draw:name="Línea vertical 12" draw:style-name="gr1" draw:text-style-name="P6" svg:x1="3.872cm" svg:y1="0.252cm" svg:x2="3.872cm" svg:y2="0.517cm"><text:p/></draw:line></text:p>
      <text:p text:style-name="P1">DISPUTAS(<text:span text:style-name="T1">Pais</text:span>, <text:span text:style-name="T2">ID</text:span><text:span text:style-name="T1">Partido</text:span>)</text:p>
      <text:p text:style-name="P1"><draw:line text:anchor-type="paragraph" draw:z-index="8" draw:name="Línea 9" draw:style-name="gr4" draw:text-style-name="P6" svg:x1="2.115cm" svg:y1="0.046cm" svg:x2="5.149cm" svg:y2="0.064cm"><text:p/></draw:line><draw:line text:anchor-type="paragraph" draw:z-index="57" draw:name="Línea horizontal 6" draw:style-name="gr2" draw:text-style-name="P6" svg:x1="9.957cm" svg:y1="0.272cm" svg:x2="4.401cm" svg:y2="0.272cm"><text:p/></draw:line><draw:line text:anchor-type="paragraph" draw:z-index="58" draw:name="Línea vertical 16" draw:style-name="gr1" draw:text-style-name="P6" svg:x1="4.401cm" svg:y1="0.272cm" svg:x2="4.401cm" svg:y2="0.537cm"><text:p/></draw:line></text:p>
      <text:p text:style-name="P1">ESTADISTICAS(<text:span text:style-name="T1">Pais</text:span>, <text:span text:style-name="T1">Dorsal</text:span><text:span text:style-name="T3">, </text:span><text:span text:style-name="T4">ID</text:span><text:span text:style-name="T1">Partido</text:span><text:span text:style-name="T3">, </text:span><text:span text:style-name="T1">Minuto</text:span><text:span text:style-name="T3">, Accion, Contexto</text:span>)</text:p>
      <text:p text:style-name="P1"><draw:line text:anchor-type="paragraph" draw:z-index="9" draw:name="Línea 10" draw:style-name="gr4" draw:text-style-name="P6" svg:x1="3.173cm" svg:y1="0.025cm" svg:x2="7.2cm" svg:y2="0.025cm"><text:p/></draw:line><draw:line text:anchor-type="paragraph" draw:z-index="51" draw:name="Línea 35" draw:style-name="gr2" draw:text-style-name="P6" svg:x1="-0.826cm" svg:y1="0.445cm" svg:x2="3.474cm" svg:y2="0.445cm"><text:p/></draw:line><draw:line text:anchor-type="paragraph" draw:z-index="52" draw:name="Línea vertical 13" draw:style-name="gr1" draw:text-style-name="P6" svg:x1="3.475cm" svg:y1="0.445cm" svg:x2="3.475cm" svg:y2="0.078cm"><text:p/></draw:line><draw:line text:anchor-type="paragraph" draw:z-index="63" draw:name="Línea 41" draw:style-name="gr1" draw:text-style-name="P6" svg:x1="6.341cm" svg:y1="0.577cm" svg:x2="6.318cm" svg:y2="0.025cm"><text:p/></draw:line></text:p>
      <text:p text:style-name="P1"><draw:line text:anchor-type="paragraph" draw:z-index="62" draw:name="Línea 40" draw:style-name="gr2" draw:text-style-name="P6" svg:x1="13.264cm" svg:y1="0.222cm" svg:x2="6.341cm" svg:y2="0.09cm"><text:p/></draw:line></text:p>
      <text:p text:style-name="P1"/>
      <text:p text:style-name="P4">Normalización</text:p>
      <text:p text:style-name="P4"/>
      <text:p text:style-name="P4">1FN → La BD está en 1FN porque no tiene atributos multivaluados.</text:p>
      <text:p text:style-name="P4"/>
      <text:p text:style-name="P4">2FN → Todas las tablas están en 2FN porque están en 1FN <text:s/>y además no hay ningún atributo no clave con dependencia parcial.</text:p>
      <text:p text:style-name="P4"/>
      <text:p text:style-name="P5">3FN → Al no haber ninguna dependencia transitiva (un atributo no clave depende de otro no clave) y estar en 2FN, todas las tablas se encuentran en 3F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Puntas_20_de_20_flecha_20_1" draw:display-name="Puntas de flecha 1" svg:viewBox="0 7 20 13" svg:d="M0 20l10-13 10 1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09:42:14.533000000</meta:creation-date>
    <dc:date>2023-11-19T12:47:10.237000000</dc:date>
    <meta:editing-duration>PT2H33M31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5" meta:word-count="102" meta:character-count="784" meta:non-whitespace-character-count="695"/>
  </office:meta>
</office:document-meta>
</file>